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fo:font-weight="normal" style:font-weight-asian="normal" style:font-weight-complex="normal"/>
    </style:style>
    <style:style style:name="P3" style:family="paragraph" style:parent-style-name="Standard">
      <style:text-properties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line-height="100%" fo:text-align="start"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style:use-window-font-color="true" style:font-name="Times New Roman1" fo:font-size="16pt" fo:font-weight="bold" fo:background-color="transparent" style:font-name-asian="Times New Roman1" style:font-name-complex="Times New Roman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7">Zusammenfassung von „Databases to Dataspaces – A New Abstraction for Information Management“</text:span></text:p>
      <text:p text:style-name="Standard"/>
      <text:p text:style-name="Standard">Dataspaces beschreibt eine neue Abstraktion für Datamanagement[1]. In aktuellen Szenarien ist es für Letzteres selten der Fall, dass die zu verwaltenden Daten alle gut in ein gewöhnliches <text:s/>relationales Database Management System (DBMS) oder in ein anderes, einzelnes Datenmodell passen. Entwickler sind daher oftmals mit Herausforderungen von heterogenen Daten auf low-level-Basis beschäftigt. Zu den Herausforderungen gehören die Bereitstellung von Such- und Anfragemöglichkeiten, geeignete Integritätsbedingungen, Namenskonventionen, etc.. Diese Probleme sind allgegenwärtig und entstehen in Unternehmen, Behörden oder sogar bei einem PC's Desktop. </text:p>
      <text:p text:style-name="Standard">In [1] wird das Konzept Dataspaces und dazugehörig die Entwicklung von DataSpace Support Platforms (DSSPs) postuliert. Letzteres bietet kurz gesagt eine Umgebung von zusammenarbeitenden Diensten und Garantien an, die es Softwareentwicklern ermöglicht sich auf ihr spezifisches Applikationsproblem zu kümmern anstatt um wiederkehrende Probleme in Sachen Konsistenz und Effizienz von großen, verknüpften aber verschieden verwaltenden Datenmengen. </text:p>
      <text:p text:style-name="Standard">Die kennzeichnenden Eigenschaften eines Dataspace-Systems sind wie folgt:</text:p>
      <text:p text:style-name="Standard"/>
      <text:list xml:id="list2416899638412773778" text:style-name="L1">
        <text:list-item>
          <text:p text:style-name="P1">Ein DSSP muss mit Daten und Anwendungen zurecht kommen in einer großen Vielfalt von Formaten, die durch viele Systeme mit verschiedenen Schnittstellen erreichbar sind. Ein DSSP muss alle Daten im Dataspace unterstützen anstatt nur einige wenige wie DBMSs.</text:p>
        </text:list-item>
        <text:list-item>
          <text:p text:style-name="P1">Obwohl DSSPs eine integrierte Möglichkeit zur Suche, Anfrage, zum Updating und zur Administrierung <text:s/>bietet, können die Daten oft durch native Schnittstellen zugreifbar und modifizierbar sein. Dadurch sind DSSPs nicht unter voller Kontrolle ihrer Daten.</text:p>
        </text:list-item>
        <text:list-item>
          <text:p text:style-name="P1">Anfragen an ein DSSP können Dienste auf verschiedenen <text:span text:style-name="T3">Abstraktionsebenen</text:span><text:span text:style-name="T2"> </text:span><text:span text:style-name="T3">anbieten. In manchen Fällen können die Antworten approximiert sein oder best-effort. Z.B. wenn einzelne Datenquellen unerreichbar sind, kann ein DSSP fähig sein das beste Ergebnis zurück zugeben, das es liefern kann. Dabei benutzt es die Daten, die zur Anfragezeit verfügbar sind.</text:span></text:p>
        </text:list-item>
        <text:list-item>
          <text:p text:style-name="P2">Ein DSSP muss Werkzeuge anbieten, die eine engere Datenintegration im Dataspace erlauben, falls erforderlich.</text:p>
        </text:list-item>
      </text:list>
      <text:p text:style-name="Standard"/>
      <text:p text:style-name="Standard">Datenintegrations -und Datenaustauschsysteme zielen darauf ab viele der Dienste eines Dataspace -Systems bereitzustellen. Der Unterschied ist, dass Datenintegrationssysteme eine <text:span text:style-name="T1">semantische Integration</text:span> brauchen bevor irgendwelche Dienste zur Verfügung gestellt werden können. Dataspace ist keine Form eines Datenintegrationsansatzes. Vielmehr ist die Vorgehensweise ein Ansatz von <text:span text:style-name="T1">Daten-Koexistenz</text:span>. Das Ziel von Dataspaces ist Basisfunktionalitäten von allen Datenquellen bereitzustellen, ungeachtet dessen wie diese integriert sind. Zum Beispiel kann ein DSSP Stichwortsuche über alle Datenquellen <text:s/>bereitstellen – ähnlich wie eine Desktopsuche. Sofern mehr anspruchsvolle Operationen nötig sind wie relationale Anfragen, Data Mining, oder Monitoring von gewissen Datenquellen, können zusätzliche Bemühungen angewandt werden, um die Quellen genauer zu integrieren. Dieser inkrementelle Prozess wird auch als "pay-as-you-go"-Manier bezeichnet.</text:p>
      <text:p text:style-name="Standard"/>
      <text:p text:style-name="Standard">Im dritten Kapitel beschäftigen sich die Autoren mit den logischen Komponenten und Diensten, die ein DSSP haben sollte:</text:p>
      <text:p text:style-name="Standard"/>
      <text:p text:style-name="Standard"><text:span text:style-name="T6">Logische Komponenten</text:span> </text:p>
      <text:p text:style-name="Standard"/>
      <text:p text:style-name="Standard">Ein Dataspace sollte alle Informationen enthalten, die relevant sind für eine spezifische Organisation, ungeachtet von deren Format und Speicherort, und sie soll eine Sammlung von <text:soft-page-break/>Beziehungen (Relationships) zwischen den Daten-Repositories modellieren. <text:s/>Daher modellieren die Autoren das Dataspace als eine Menge von Teilnehmern (Participants) und Relationships. Teilnehmer eines Dataspace sind einzelne Datenquellen. Manche Teilnehmer unterstützen expressive Anfragesprachen, während andere nur limitierte Schnittstellen für Anfragen bieten. Teilnehmer können von strukturierten zu semi-strukturierten bis hin zu unstrukturierten Datenquellen reichen. Manche Quellen werden traditionelle Updates unterstützen, manche werden nur anhängbar sein, während andere unveränderbar sind. Weiter müssen Dataspaces geschachtelt werden können, also dass ein Dataspace Bestandteil eines anderen sein kann. Daher muss ein Dataspace Methoden zur Verfügung stellen, um auf verschiedene Dataspaces zugreifen zu können. </text:p>
      <text:p text:style-name="Standard"/>
      <text:p text:style-name="P4">Dienste von Dataspaces</text:p>
      <text:p text:style-name="Standard"/>
      <text:p text:style-name="Standard">Der grundlegendste Dienst eines Dataspaces ist das Katalogisieren von Datenelementen der Teilnehmer. Ein Katalog ist ein Inventar von Datenressourcen mit den wichtigsten Informationen über jedes Element (Quelle, Name, Speicherort in der Quelle, Größe, Erstellungsdatum und Eigentümer, etc.). Der Katalog ist die Infrastruktur für die meisten anderen Dataspace-Dienste.</text:p>
      <text:p text:style-name="Standard">Suche und Anfrage sind die zwei Hauptdienste, die ein DSSP unterstützen soll. Ein Benutzer soll in der Lage sein, eine Suchanfrage anzugeben und diese iterativ verfeinern können, wenn geeignet zu einer datenbankähnlichen Anfrage. Ein Schlüssellehrsatz des Dataspaceansatzes ist, dass die Suche auf den gesamten Inhalt des Dataspaces angewandt wird, unabhängig vom Format der einzelnen Daten. Die Suche soll sowohl Metadaten also auch Daten einschließen. Der Benutzer sollte fähig sein relevante Datenquellen zu entdecken und sich erkundigen können über deren Vollständigkeit, Korrektheit und Aktualität.In Wahrheit soll ein DSSP sogar über Lücken über ihre Abdeckung in der Domäne gewahr sein.</text:p>
      <text:p text:style-name="Standard">Ein DSSP soll auch das Updaten von Daten unterstützen. Es ist offensichtlich, dass die Effekte von Updates durch die Veränderbarkeit der relevanten Datenquellen bestimmt wird. </text:p>
      <text:p text:style-name="Standard">Andere Schlüssel-Dienste beinhalten Monitoring, Ereigniserkennung und die Unterstützung für komplexe Workflows (z.B. möchte man, dass eine Berechnung geschieht wenn neue Daten ankommen und dass das Ergebnis an eine Menge von Empfänger-Datenquellen verteilt wird). Auf ähnliche Weise sollte ein DSSP sämtliche Formen von Data-Mining und Analysen unterstützen. </text:p>
      <text:p text:style-name="Standard">Nicht jeder Teilnehmer in einem Dataspace wird alle notwendigen Schnittstellen bereitstellen um alle DSSP-Funktionalitäten unterstützen zu können. Dadurch ist es nötig, dass Datenquellen auf verschiedene Weise ergänzt werden können. Z.B. wird eine Quelle möglicherweise nicht ihre eigenen Metadaten speichern, so dass ein unabhängiges Repository für diese Metadaten benötigt wird.</text:p>
      <text:p text:style-name="Standard"/>
      <text:p text:style-name="Standard"/>
      <text:p text:style-name="Standard"/>
      <text:p text:style-name="Standard"/>
      <text:p text:style-name="P3">[1] From Databases to Dataspaces - A New Abstraction for Information Manag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Goeth</meta:initial-creator>
    <meta:creation-date>2015-09-02T14:56:09.32</meta:creation-date>
    <dc:date>2015-11-05T19:53:16.43</dc:date>
    <dc:creator>David Goeth</dc:creator>
    <meta:editing-duration>PT7H47M44S</meta:editing-duration>
    <meta:editing-cycles>94</meta:editing-cycles>
    <meta:generator>OpenOffice/4.1.1$Win32 OpenOffice.org_project/411m6$Build-9775</meta:generator>
    <meta:document-statistic meta:table-count="0" meta:image-count="0" meta:object-count="0" meta:page-count="2" meta:paragraph-count="19" meta:word-count="826" meta:character-count="6397"/>
  </office:meta>
</office:document-meta>
</file>